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6" office:value-type="string" calcext:value-type="string">
            <text:p>Posicao</text:p>
          </table:table-cell>
          <table:table-cell table:style-name="ce6" office:value-type="string" calcext:value-type="string">
            <text:p>Referencia</text:p>
          </table:table-cell>
          <table:table-cell table:style-name="ce9" office:value-type="string" calcext:value-type="string">
            <text:p>Quantidade</text:p>
          </table:table-cell>
          <table:table-cell table:number-columns-repeated="1020"/>
        </table:table-row>
        <table:table-row table:style-name="ro1">
          <table:table-cell table:style-name="ce1" office:value-type="float" office:value="1125984" calcext:value-type="float">
            <text:p>112598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5986" calcext:value-type="float">
            <text:p>1125986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2338" calcext:value-type="float">
            <text:p>1122338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1126222" calcext:value-type="float">
            <text:p>112622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8641" calcext:value-type="float">
            <text:p>111864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0667" calcext:value-type="float">
            <text:p>111066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8120" calcext:value-type="float">
            <text:p>1078120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1092" calcext:value-type="float">
            <text:p>1111092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6165" calcext:value-type="float">
            <text:p>1076165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9106" calcext:value-type="float">
            <text:p>1079106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8951" calcext:value-type="float">
            <text:p>1118951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9791" calcext:value-type="float">
            <text:p>112979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5121" calcext:value-type="float">
            <text:p>1115121</text:p>
          </table:table-cell>
          <table:table-cell table:style-name="ce6" office:value-type="float" office:value="13" calcext:value-type="float">
            <text:p>13</text:p>
          </table:table-cell>
          <table:table-cell table:style-name="ce3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6128" calcext:value-type="float">
            <text:p>1116128</text:p>
          </table:table-cell>
          <table:table-cell table:style-name="ce6" office:value-type="float" office:value="14" calcext:value-type="float">
            <text:p>14</text:p>
          </table:table-cell>
          <table:table-cell table:style-name="ce5"/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1128342" calcext:value-type="float">
            <text:p>1128342</text:p>
          </table:table-cell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7388" calcext:value-type="float">
            <text:p>1097388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8844" calcext:value-type="float">
            <text:p>1128844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8614" calcext:value-type="float">
            <text:p>1098614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44089" calcext:value-type="float">
            <text:p>1044089</text:p>
          </table:table-cell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204673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9775" calcext:value-type="float">
            <text:p>1069775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204624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9593" calcext:value-type="float">
            <text:p>1129593</text:p>
          </table:table-cell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1884" calcext:value-type="float">
            <text:p>1111884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8627" calcext:value-type="float">
            <text:p>1128627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6938" calcext:value-type="float">
            <text:p>1126938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6742" calcext:value-type="float">
            <text:p>1126742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4:43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4:05:04.099000000</dc:date>
    <meta:editing-duration>PT2M43S</meta:editing-duration>
    <meta:editing-cycles>3</meta:editing-cycles>
    <meta:document-statistic meta:table-count="1" meta:cell-count="85" meta:object-count="0"/>
  </office:meta>
</office:document-meta>
</file>